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Contraintes biologiques intégrées à la régularisation</text:span></text:h>
      <text:h text:style-name="Heading_20_3" text:outline-level="3"><text:span text:style-name="Strong_20_Emphasis">a) Contraintes anatomiques et fonctionnelles</text:span></text:h>
      <text:p text:style-name="Text_20_body">En plus de l’IRM structurelle, d'autres informations issues de la biologie du cerveau peuvent être intégrées :</text:p>
      <text:list xml:id="list570723000" text:style-name="L1">
        <text:list-item>
          <text:p text:style-name="P2"><text:span text:style-name="Strong_20_Emphasis">Contraintes de symétrie</text:span> : les hémisphères cérébraux ont souvent une activité symétrique, ce qui peut être utilisé pour contraindre les solutions.</text:p>
        </text:list-item>
        <text:list-item>
          <text:p text:style-name="P2"><text:span text:style-name="Strong_20_Emphasis">Contraintes de connectivité fonctionnelle</text:span> : l’activité des sources peut être contrainte en fonction de leur connectivité fonctionnelle (ex. réseaux de repos, connectivité mesurée par fMRI ou EEG/MEG en mode repos).</text:p>
        </text:list-item>
        <text:list-item>
          <text:p text:style-name="P1"><text:span text:style-name="Strong_20_Emphasis">Contraintes d’organisation corticale</text:span> : par exemple, les activations sont souvent confinées aux gyri (et non aux sillons), ce qui peut être utilisé pour ajuster la régularisation.</text:p>
        </text:list-item>
      </text:list>
      <text:h text:style-name="Heading_20_3" text:outline-level="3"><text:span text:style-name="Strong_20_Emphasis">b) Contraintes basées sur la physique neuronale</text:span></text:h>
      <text:list xml:id="list733281774" text:style-name="L2">
        <text:list-item>
          <text:p text:style-name="P4"><text:span text:style-name="Strong_20_Emphasis">Modèles de propagation des champs électriques et magnétiques</text:span> : les modèles biophysiques des neurones peuvent être utilisés pour contraindre la solution.</text:p>
        </text:list-item>
        <text:list-item>
          <text:p text:style-name="P3"><text:span text:style-name="Strong_20_Emphasis">Modèles de sources dipolaires réalistes</text:span> : l’activité cérébrale provient principalement de neurones pyramidaux du cortex, ce qui permet de restreindre l’espace des solutions aux dipôles orientés perpendiculairement à la surface corticale.</text:p>
        </text:list-item>
      </text:list>
      <text:h text:style-name="Heading_20_2" text:outline-level="2"><text:span text:style-name="Strong_20_Emphasis">2. Contraintes issues d’autres modalités que l’IRM structurelle</text:span></text:h>
      <text:p text:style-name="Text_20_body">D’autres techniques d’imagerie et d’électrophysiologie fournissent des informations complémentaires pouvant être intégrées aux algorithmes de régularisation :</text:p>
      <text:h text:style-name="Heading_20_3" text:outline-level="3"><text:span text:style-name="Strong_20_Emphasis">a) IRM fonctionnelle (fMRI)</text:span></text:h>
      <text:p text:style-name="Text_20_body">L’<text:span text:style-name="Strong_20_Emphasis">IRM fonctionnelle (fMRI)</text:span> peut être utilisée pour guider la solution :</text:p>
      <text:list xml:id="list2476239461" text:style-name="L3">
        <text:list-item>
          <text:p text:style-name="P6"><text:span text:style-name="Strong_20_Emphasis">Méthodes hybrides MEG-fMRI</text:span> : l’IRMf est souvent utilisée pour identifier les régions cérébrales actives, et ces régions sont ensuite utilisées comme a priori dans la reconstruction MEG.</text:p>
        </text:list-item>
        <text:list-item>
          <text:p text:style-name="P5"><text:span text:style-name="Strong_20_Emphasis">Approches bayésiennes intégrant l’IRMf</text:span> : ces méthodes pondèrent la régularisation en fonction de la probabilité qu’une région soit active, en se basant sur l’IRMf.</text:p>
        </text:list-item>
      </text:list>
      <text:h text:style-name="Heading_20_3" text:outline-level="3"><text:span text:style-name="Strong_20_Emphasis">b) Imagerie par tenseur de diffusion (DTI)</text:span></text:h>
      <text:p text:style-name="Text_20_body">L’<text:span text:style-name="Strong_20_Emphasis">imagerie par tenseur de diffusion (DTI)</text:span> permet d'estimer la connectivité anatomique (faisceaux de substance blanche), ce qui peut être utilisé pour contraindre les solutions en MEG :</text:p>
      <text:list xml:id="list822782037" text:style-name="L4">
        <text:list-item>
          <text:p text:style-name="P8"><text:span text:style-name="Strong_20_Emphasis">Modèles basés sur la connectivité</text:span> : la régularisation peut favoriser les sources situées dans des zones fortement connectées.</text:p>
        </text:list-item>
        <text:list-item>
          <text:p text:style-name="P7"><text:span text:style-name="Strong_20_Emphasis">Priorisation des connexions longues distances</text:span> : certaines méthodes intègrent des informations de DTI pour favoriser la propagation des signaux dans des réseaux cérébraux bien établis.</text:p>
        </text:list-item>
      </text:list>
      <text:h text:style-name="Heading_20_3" text:outline-level="3"><text:soft-page-break/><text:span text:style-name="Strong_20_Emphasis">c) Stimulation magnétique transcrânienne (TMS) et électrophysiologie invasive</text:span></text:h>
      <text:list xml:id="list913929228" text:style-name="L5">
        <text:list-item>
          <text:p text:style-name="P10"><text:span text:style-name="Strong_20_Emphasis">Enregistrements intracrâniens (ECoG, LFP)</text:span> : lorsqu’ils sont disponibles, ces enregistrements fournissent des contraintes très précises sur l’activité des sources.</text:p>
        </text:list-item>
        <text:list-item>
          <text:p text:style-name="P9"><text:span text:style-name="Strong_20_Emphasis">TMS-guided MEG source reconstruction</text:span> : certaines études utilisent la TMS pour activer des régions spécifiques et contraindre les solutions du problème inverse.</text:p>
        </text:list-item>
      </text:list>
      <text:h text:style-name="Heading_20_3" text:outline-level="3"><text:span text:style-name="Strong_20_Emphasis">d) Contraintes développementales</text:span></text:h>
      <text:list xml:id="list2656208619" text:style-name="L6">
        <text:list-item>
          <text:p text:style-name="P11">Chez les <text:span text:style-name="Strong_20_Emphasis">nouveau-nés</text:span> et les <text:span text:style-name="Strong_20_Emphasis">enfants</text:span>, les modèles standards basés sur des cerveaux adultes ne sont pas adaptés. Des contraintes basées sur le développement cérébral (ex. myélinisation, maturation des réseaux) sont utilisées dans certains ca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7:26:05.280911982</meta:creation-date>
    <dc:date>2025-02-27T17:27:40.488907570</dc:date>
    <meta:editing-duration>PT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432" meta:character-count="3067" meta:non-whitespace-character-count="2671"/>
  </office:meta>
</office:document-meta>
</file>